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4000000DBA65639A4D29D47B3.png" manifest:media-type="image/png"/>
  <manifest:file-entry manifest:full-path="Pictures/100002010000016900000065A73A2C38DE206C5E.png" manifest:media-type="image/png"/>
  <manifest:file-entry manifest:full-path="Pictures/100002010000016900000065E656333DAC6BB79C.png" manifest:media-type="image/png"/>
  <manifest:file-entry manifest:full-path="Pictures/1000238F0000254700000A73C9522FE84E39EC29.svg" manifest:media-type="image/svg+xml"/>
  <manifest:file-entry manifest:full-path="Pictures/1000020100000154000000DB0E90EB49724611FC.png" manifest:media-type="image/png"/>
  <manifest:file-entry manifest:full-path="Pictures/100025E50000254700000A73FADAD88124BA07E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48" style:family="graphic" style:parent-style-name="objectwithoutfill">
      <style:graphic-properties svg:stroke-color="#99a6c3" draw:fill="none" draw:textarea-vertical-align="middle"/>
    </style:style>
    <style:style style:name="gr49"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0"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52"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53"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54" style:family="graphic" style:parent-style-name="standard">
      <style:graphic-properties draw:textarea-horizontal-align="justify" draw:textarea-vertical-align="middle" draw:auto-grow-height="false" fo:min-height="0cm" fo:min-width="0.16cm"/>
    </style:style>
    <style:style style:name="gr55" style:family="graphic" style:parent-style-name="standard">
      <style:graphic-properties draw:textarea-horizontal-align="justify" draw:textarea-vertical-align="middle" draw:auto-grow-height="false" fo:min-height="0.198cm" fo:min-width="0cm"/>
    </style:style>
    <style:style style:name="gr56" style:family="graphic" style:parent-style-name="standard">
      <style:graphic-properties draw:textarea-horizontal-align="justify" draw:textarea-vertical-align="middle" draw:auto-grow-height="false" fo:min-height="0cm" fo:min-width="0cm"/>
    </style:style>
    <style:style style:name="gr57" style:family="graphic" style:parent-style-name="standard">
      <style:graphic-properties draw:textarea-horizontal-align="justify" draw:textarea-vertical-align="middle" draw:auto-grow-height="false" fo:min-height="4.85cm" fo:min-width="9.2cm"/>
    </style:style>
    <style:style style:name="gr5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6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P27" style:family="paragraph">
      <loext:graphic-properties draw:fill="gradient" draw:fill-color="#334e87" draw:fill-gradient-name="Gradient_20_29" draw:gradient-step-count="256"/>
      <style:paragraph-properties fo:text-align="center"/>
    </style:style>
    <style:style style:name="P28"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29"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eX Gyre Adventor" fo:font-size="18pt" fo:font-weight="bold" style:font-size-asian="18pt" style:font-weight-asian="bold" style:font-size-complex="18pt" style:font-weight-complex="bold"/>
    </style:style>
    <style:style style:name="T7"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8"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37" draw:text-style-name="P23"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8"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39" draw:text-style-name="P24" draw:layer="layout" svg:width="0.716cm" svg:height="1.109cm" svg:x="7.733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38cm 7.51cm)" svg:viewBox="0 0 400 700" draw:points="300,500 400,500 400,700 0,700 0,0 400,0 400,400 300,400">
              <text:p/>
            </draw:polygon>
            <draw:polyline draw:style-name="gr46" draw:text-style-name="P14" draw:layer="layout" svg:width="4.799cm" svg:height="0.499cm" svg:x="6.838cm" svg:y="6.61cm" svg:viewBox="0 0 4800 500" draw:points="0,0 200,0 600,300 1700,300 1965,500 4233,500 4500,300 4800,300">
              <text:p/>
            </draw:polyline>
            <draw:polygon draw:style-name="gr40" draw:text-style-name="P25" draw:layer="layout" svg:width="0.599cm" svg:height="0.699cm" draw:transform="rotate (-3.14159265358979) translate (8.358cm 7.51cm)" svg:viewBox="0 0 600 700" draw:points="500,500 600,500 600,700 0,700 0,500 100,500 100,400 0,400 0,0 600,0 600,400 500,400">
              <text:p/>
            </draw:polygon>
            <draw:polyline draw:style-name="gr46" draw:text-style-name="P14" draw:layer="layout" svg:width="3.799cm" svg:height="0.599cm" svg:x="8.038cm" svg:y="7.31cm" svg:viewBox="0 0 3800 600" draw:points="0,0 500,0 1300,600 3800,600">
              <text:p/>
            </draw:polyline>
            <draw:polygon draw:style-name="gr40" draw:text-style-name="P25" draw:layer="layout" svg:width="0.599cm" svg:height="0.699cm" draw:transform="rotate (-3.14159265358979) translate (9.938cm 7.71cm)" svg:viewBox="0 0 600 700" draw:points="500,500 600,500 600,700 0,700 0,500 100,500 100,400 0,400 0,0 600,0 600,400 500,400">
              <text:p/>
            </draw:polygon>
            <draw:polyline draw:style-name="gr46" draw:text-style-name="P14" draw:layer="layout" svg:width="2.299cm" svg:height="0.299cm" svg:x="9.538cm" svg:y="7.41cm" svg:viewBox="0 0 2300 300" draw:points="0,0 500,0 900,300 2300,300">
              <text:p/>
            </draw:polyline>
            <draw:polygon draw:style-name="gr40" draw:text-style-name="P25" draw:layer="layout" svg:width="0.599cm" svg:height="0.699cm" draw:transform="rotate (-3.14159265358979) translate (11.138cm 8.01cm)" svg:viewBox="0 0 600 700" draw:points="500,500 600,500 600,700 0,700 0,500 100,500 100,400 0,400 0,0 600,0 600,400 500,400">
              <text:p/>
            </draw:polygon>
            <draw:polyline draw:style-name="gr47" draw:text-style-name="P6" draw:layer="layout" svg:width="4.999cm" svg:height="0.883cm" svg:x="6.838cm" svg:y="7.21cm" svg:viewBox="0 0 5000 884" draw:points="0,0 185,0 919,550 1700,550 2146,884 5000,884">
              <text:p/>
            </draw:polyline>
            <draw:polyline draw:style-name="gr47" draw:text-style-name="P6" draw:layer="layout" svg:width="1.672cm" svg:height="0.313cm" svg:x="6.838cm" svg:y="7.81cm" svg:viewBox="0 0 1673 314" draw:points="0,0 652,0 919,200 1522,200 1673,314">
              <text:p/>
            </draw:polyline>
            <draw:polygon draw:style-name="gr40" draw:text-style-name="P25"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37" draw:text-style-name="P23" draw:layer="layout" svg:width="5cm" svg:height="3.3cm" svg:x="1.4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9.287cm)" svg:viewBox="0 0 518 39" draw:points="0,0 516,0 518,39 63,39">
                <text:p/>
              </draw:polygon>
              <draw:frame draw:style-name="gr38"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39" draw:text-style-name="P24" draw:layer="layout" svg:width="0.716cm" svg:height="1.109cm" svg:x="2.295cm" svg:y="9.014cm" svg:viewBox="0 0 717 1110" svg:d="M166 790h311v-519zM478 1110v-157l-478-2 1-159 475-792h162l1 792 75-1 3 160-78 1v158z">
                <text:p/>
              </draw:path>
              <draw:polygon draw:style-name="gr43" draw:text-style-name="P26" draw:layer="layout" svg:width="1.109cm" svg:height="0.513cm" draw:transform="rotate (1.5707963267949) translate (2.25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1.32cm)" svg:viewBox="0 0 400 700" draw:points="300,500 400,500 400,700 0,700 0,0 400,0 400,400 300,400">
              <text:p/>
            </draw:polygon>
            <draw:polyline draw:style-name="gr44" draw:text-style-name="P14" draw:layer="layout" svg:width="4.799cm" svg:height="0.499cm" svg:x="1.4cm" svg:y="10.42cm" svg:viewBox="0 0 4800 500" draw:points="0,0 200,0 600,300 1700,300 1965,500 4233,500 4500,300 4800,300">
              <text:p/>
            </draw:polyline>
            <draw:polygon draw:style-name="gr40" draw:text-style-name="P25" draw:layer="layout" svg:width="0.599cm" svg:height="0.699cm" draw:transform="rotate (-3.14159265358979) translate (2.92cm 11.32cm)" svg:viewBox="0 0 600 700" draw:points="500,500 600,500 600,700 0,700 0,500 100,500 100,400 0,400 0,0 600,0 600,400 500,400">
              <text:p/>
            </draw:polygon>
            <draw:polyline draw:style-name="gr44" draw:text-style-name="P14" draw:layer="layout" svg:width="3.799cm" svg:height="0.599cm" svg:x="2.6cm" svg:y="11.12cm" svg:viewBox="0 0 3800 600" draw:points="0,0 500,0 1300,600 3800,600">
              <text:p/>
            </draw:polyline>
            <draw:polygon draw:style-name="gr40" draw:text-style-name="P25" draw:layer="layout" svg:width="0.599cm" svg:height="0.699cm" draw:transform="rotate (-3.14159265358979) translate (4.5cm 11.52cm)" svg:viewBox="0 0 600 700" draw:points="500,500 600,500 600,700 0,700 0,500 100,500 100,400 0,400 0,0 600,0 600,400 500,400">
              <text:p/>
            </draw:polygon>
            <draw:polyline draw:style-name="gr44" draw:text-style-name="P14" draw:layer="layout" svg:width="2.299cm" svg:height="0.299cm" svg:x="4.1cm" svg:y="11.22cm" svg:viewBox="0 0 2300 300" draw:points="0,0 500,0 900,300 2300,300">
              <text:p/>
            </draw:polyline>
            <draw:polygon draw:style-name="gr40" draw:text-style-name="P25" draw:layer="layout" svg:width="0.599cm" svg:height="0.699cm" draw:transform="rotate (-3.14159265358979) translate (5.7cm 11.82cm)" svg:viewBox="0 0 600 700" draw:points="500,500 600,500 600,700 0,700 0,500 100,500 100,400 0,400 0,0 600,0 600,400 500,400">
              <text:p/>
            </draw:polygon>
            <draw:polyline draw:style-name="gr45" draw:text-style-name="P6" draw:layer="layout" svg:width="4.999cm" svg:height="0.883cm" svg:x="1.4cm" svg:y="11.02cm" svg:viewBox="0 0 5000 884" draw:points="0,0 185,0 919,550 1700,550 2146,884 5000,884">
              <text:p/>
            </draw:polyline>
            <draw:polyline draw:style-name="gr45" draw:text-style-name="P6" draw:layer="layout" svg:width="1.672cm" svg:height="0.313cm" svg:x="1.4cm" svg:y="11.62cm" svg:viewBox="0 0 1673 314" draw:points="0,0 652,0 919,200 1522,200 1673,314">
              <text:p/>
            </draw:polyline>
            <draw:polygon draw:style-name="gr40" draw:text-style-name="P25"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37" draw:text-style-name="P23" draw:layer="layout" svg:width="5cm" svg:height="3.3cm" svg:x="6.838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9.287cm)" svg:viewBox="0 0 518 39" draw:points="0,0 516,0 518,39 63,39">
                <text:p/>
              </draw:polygon>
              <draw:frame draw:style-name="gr38"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39" draw:text-style-name="P24" draw:layer="layout" svg:width="0.716cm" svg:height="1.109cm" svg:x="7.733cm" svg:y="9.014cm" svg:viewBox="0 0 717 1110" svg:d="M166 790h311v-519zM478 1110v-157l-478-2 1-159 475-792h162l1 792 75-1 3 160-78 1v158z">
                <text:p/>
              </draw:path>
              <draw:polygon draw:style-name="gr43" draw:text-style-name="P26" draw:layer="layout" svg:width="1.109cm" svg:height="0.513cm" draw:transform="rotate (1.5707963267949) translate (7.696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1.32cm)" svg:viewBox="0 0 400 700" draw:points="300,500 400,500 400,700 0,700 0,0 400,0 400,400 300,400">
              <text:p/>
            </draw:polygon>
            <draw:polyline draw:style-name="gr44" draw:text-style-name="P14" draw:layer="layout" svg:width="4.799cm" svg:height="0.499cm" svg:x="6.838cm" svg:y="10.42cm" svg:viewBox="0 0 4800 500" draw:points="0,0 200,0 600,300 1700,300 1965,500 4233,500 4500,300 4800,300">
              <text:p/>
            </draw:polyline>
            <draw:polygon draw:style-name="gr40" draw:text-style-name="P25" draw:layer="layout" svg:width="0.599cm" svg:height="0.699cm" draw:transform="rotate (-3.14159265358979) translate (8.358cm 11.32cm)" svg:viewBox="0 0 600 700" draw:points="500,500 600,500 600,700 0,700 0,500 100,500 100,400 0,400 0,0 600,0 600,400 500,400">
              <text:p/>
            </draw:polygon>
            <draw:polyline draw:style-name="gr44" draw:text-style-name="P14" draw:layer="layout" svg:width="3.799cm" svg:height="0.599cm" svg:x="8.038cm" svg:y="11.12cm" svg:viewBox="0 0 3800 600" draw:points="0,0 500,0 1300,600 3800,600">
              <text:p/>
            </draw:polyline>
            <draw:polygon draw:style-name="gr40" draw:text-style-name="P25" draw:layer="layout" svg:width="0.599cm" svg:height="0.699cm" draw:transform="rotate (-3.14159265358979) translate (9.938cm 11.52cm)" svg:viewBox="0 0 600 700" draw:points="500,500 600,500 600,700 0,700 0,500 100,500 100,400 0,400 0,0 600,0 600,400 500,400">
              <text:p/>
            </draw:polygon>
            <draw:polyline draw:style-name="gr44" draw:text-style-name="P14" draw:layer="layout" svg:width="2.299cm" svg:height="0.299cm" svg:x="9.538cm" svg:y="11.22cm" svg:viewBox="0 0 2300 300" draw:points="0,0 500,0 900,300 2300,300">
              <text:p/>
            </draw:polyline>
            <draw:polygon draw:style-name="gr40" draw:text-style-name="P25" draw:layer="layout" svg:width="0.599cm" svg:height="0.699cm" draw:transform="rotate (-3.14159265358979) translate (11.138cm 11.82cm)" svg:viewBox="0 0 600 700" draw:points="500,500 600,500 600,700 0,700 0,500 100,500 100,400 0,400 0,0 600,0 600,400 500,400">
              <text:p/>
            </draw:polygon>
            <draw:polyline draw:style-name="gr45" draw:text-style-name="P6" draw:layer="layout" svg:width="4.999cm" svg:height="0.883cm" svg:x="6.838cm" svg:y="11.02cm" svg:viewBox="0 0 5000 884" draw:points="0,0 185,0 919,550 1700,550 2146,884 5000,884">
              <text:p/>
            </draw:polyline>
            <draw:polyline draw:style-name="gr45" draw:text-style-name="P6" draw:layer="layout" svg:width="1.672cm" svg:height="0.313cm" svg:x="6.838cm" svg:y="11.62cm" svg:viewBox="0 0 1673 314" draw:points="0,0 652,0 919,200 1522,200 1673,314">
              <text:p/>
            </draw:polyline>
            <draw:polygon draw:style-name="gr40" draw:text-style-name="P25"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37" draw:text-style-name="P23" draw:layer="layout" svg:width="5cm" svg:height="3.3cm" svg:x="12.17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9.287cm)" svg:viewBox="0 0 518 39" draw:points="0,0 516,0 518,39 63,39">
                <text:p/>
              </draw:polygon>
              <draw:frame draw:style-name="gr38"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39" draw:text-style-name="P24" draw:layer="layout" svg:width="0.716cm" svg:height="1.109cm" svg:x="13.065cm" svg:y="9.014cm" svg:viewBox="0 0 717 1110" svg:d="M166 790h311v-519zM478 1110v-157l-478-2 1-159 475-792h162l1 792 75-1 3 160-78 1v158z">
                <text:p/>
              </draw:path>
              <draw:polygon draw:style-name="gr43" draw:text-style-name="P26" draw:layer="layout" svg:width="1.109cm" svg:height="0.513cm" draw:transform="rotate (1.5707963267949) translate (13.02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1.32cm)" svg:viewBox="0 0 400 700" draw:points="300,500 400,500 400,700 0,700 0,0 400,0 400,400 300,400">
              <text:p/>
            </draw:polygon>
            <draw:polyline draw:style-name="gr44" draw:text-style-name="P14" draw:layer="layout" svg:width="4.799cm" svg:height="0.499cm" svg:x="12.17cm" svg:y="10.42cm" svg:viewBox="0 0 4800 500" draw:points="0,0 200,0 600,300 1700,300 1965,500 4233,500 4500,300 4800,300">
              <text:p/>
            </draw:polyline>
            <draw:polygon draw:style-name="gr40" draw:text-style-name="P25" draw:layer="layout" svg:width="0.599cm" svg:height="0.699cm" draw:transform="rotate (-3.14159265358979) translate (13.69cm 11.32cm)" svg:viewBox="0 0 600 700" draw:points="500,500 600,500 600,700 0,700 0,500 100,500 100,400 0,400 0,0 600,0 600,400 500,400">
              <text:p/>
            </draw:polygon>
            <draw:polyline draw:style-name="gr44" draw:text-style-name="P14" draw:layer="layout" svg:width="3.799cm" svg:height="0.599cm" svg:x="13.37cm" svg:y="11.12cm" svg:viewBox="0 0 3800 600" draw:points="0,0 500,0 1300,600 3800,600">
              <text:p/>
            </draw:polyline>
            <draw:polygon draw:style-name="gr40" draw:text-style-name="P25" draw:layer="layout" svg:width="0.599cm" svg:height="0.699cm" draw:transform="rotate (-3.14159265358979) translate (15.27cm 11.52cm)" svg:viewBox="0 0 600 700" draw:points="500,500 600,500 600,700 0,700 0,500 100,500 100,400 0,400 0,0 600,0 600,400 500,400">
              <text:p/>
            </draw:polygon>
            <draw:polyline draw:style-name="gr44" draw:text-style-name="P14" draw:layer="layout" svg:width="2.299cm" svg:height="0.299cm" svg:x="14.87cm" svg:y="11.22cm" svg:viewBox="0 0 2300 300" draw:points="0,0 500,0 900,300 2300,300">
              <text:p/>
            </draw:polyline>
            <draw:polygon draw:style-name="gr40" draw:text-style-name="P25" draw:layer="layout" svg:width="0.599cm" svg:height="0.699cm" draw:transform="rotate (-3.14159265358979) translate (16.47cm 11.82cm)" svg:viewBox="0 0 600 700" draw:points="500,500 600,500 600,700 0,700 0,500 100,500 100,400 0,400 0,0 600,0 600,400 500,400">
              <text:p/>
            </draw:polygon>
            <draw:polyline draw:style-name="gr45" draw:text-style-name="P6" draw:layer="layout" svg:width="4.999cm" svg:height="0.883cm" svg:x="12.17cm" svg:y="11.02cm" svg:viewBox="0 0 5000 884" draw:points="0,0 185,0 919,550 1700,550 2146,884 5000,884">
              <text:p/>
            </draw:polyline>
            <draw:polyline draw:style-name="gr45" draw:text-style-name="P6" draw:layer="layout" svg:width="1.672cm" svg:height="0.313cm" svg:x="12.17cm" svg:y="11.62cm" svg:viewBox="0 0 1673 314" draw:points="0,0 652,0 919,200 1522,200 1673,314">
              <text:p/>
            </draw:polyline>
            <draw:polygon draw:style-name="gr40" draw:text-style-name="P25"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37" draw:text-style-name="P23" draw:layer="layout" svg:width="5cm" svg:height="3.3cm" svg:x="1.4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13.216cm)" svg:viewBox="0 0 518 39" draw:points="0,0 516,0 518,39 63,39">
                <text:p/>
              </draw:polygon>
              <draw:frame draw:style-name="gr38"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39" draw:text-style-name="P24" draw:layer="layout" svg:width="0.716cm" svg:height="1.109cm" svg:x="2.295cm" svg:y="12.943cm" svg:viewBox="0 0 717 1110" svg:d="M166 790h311v-519zM478 1110v-157l-478-2 1-159 475-792h162l1 792 75-1 3 160-78 1v158z">
                <text:p/>
              </draw:path>
              <draw:polygon draw:style-name="gr43" draw:text-style-name="P26" draw:layer="layout" svg:width="1.109cm" svg:height="0.513cm" draw:transform="rotate (1.5707963267949) translate (2.25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5.249cm)" svg:viewBox="0 0 400 700" draw:points="300,500 400,500 400,700 0,700 0,0 400,0 400,400 300,400">
              <text:p/>
            </draw:polygon>
            <draw:polyline draw:style-name="gr44" draw:text-style-name="P14" draw:layer="layout" svg:width="4.799cm" svg:height="0.499cm" svg:x="1.4cm" svg:y="14.349cm" svg:viewBox="0 0 4800 500" draw:points="0,0 200,0 600,300 1700,300 1965,500 4233,500 4500,300 4800,300">
              <text:p/>
            </draw:polyline>
            <draw:polygon draw:style-name="gr40" draw:text-style-name="P25" draw:layer="layout" svg:width="0.599cm" svg:height="0.699cm" draw:transform="rotate (-3.14159265358979) translate (2.92cm 15.249cm)" svg:viewBox="0 0 600 700" draw:points="500,500 600,500 600,700 0,700 0,500 100,500 100,400 0,400 0,0 600,0 600,400 500,400">
              <text:p/>
            </draw:polygon>
            <draw:polyline draw:style-name="gr44" draw:text-style-name="P14" draw:layer="layout" svg:width="3.799cm" svg:height="0.599cm" svg:x="2.6cm" svg:y="15.049cm" svg:viewBox="0 0 3800 600" draw:points="0,0 500,0 1300,600 3800,600">
              <text:p/>
            </draw:polyline>
            <draw:polygon draw:style-name="gr40" draw:text-style-name="P25" draw:layer="layout" svg:width="0.599cm" svg:height="0.699cm" draw:transform="rotate (-3.14159265358979) translate (4.5cm 15.449cm)" svg:viewBox="0 0 600 700" draw:points="500,500 600,500 600,700 0,700 0,500 100,500 100,400 0,400 0,0 600,0 600,400 500,400">
              <text:p/>
            </draw:polygon>
            <draw:polyline draw:style-name="gr44" draw:text-style-name="P14" draw:layer="layout" svg:width="2.299cm" svg:height="0.299cm" svg:x="4.1cm" svg:y="15.149cm" svg:viewBox="0 0 2300 300" draw:points="0,0 500,0 900,300 2300,300">
              <text:p/>
            </draw:polyline>
            <draw:polygon draw:style-name="gr40" draw:text-style-name="P25" draw:layer="layout" svg:width="0.599cm" svg:height="0.699cm" draw:transform="rotate (-3.14159265358979) translate (5.7cm 15.749cm)" svg:viewBox="0 0 600 700" draw:points="500,500 600,500 600,700 0,700 0,500 100,500 100,400 0,400 0,0 600,0 600,400 500,400">
              <text:p/>
            </draw:polygon>
            <draw:polyline draw:style-name="gr45" draw:text-style-name="P6" draw:layer="layout" svg:width="4.999cm" svg:height="0.883cm" svg:x="1.4cm" svg:y="14.949cm" svg:viewBox="0 0 5000 884" draw:points="0,0 185,0 919,550 1700,550 2146,884 5000,884">
              <text:p/>
            </draw:polyline>
            <draw:polyline draw:style-name="gr45" draw:text-style-name="P6" draw:layer="layout" svg:width="1.672cm" svg:height="0.313cm" svg:x="1.4cm" svg:y="15.549cm" svg:viewBox="0 0 1673 314" draw:points="0,0 652,0 919,200 1522,200 1673,314">
              <text:p/>
            </draw:polyline>
            <draw:polygon draw:style-name="gr40" draw:text-style-name="P25"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37" draw:text-style-name="P23" draw:layer="layout" svg:width="5cm" svg:height="3.3cm" svg:x="6.838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13.216cm)" svg:viewBox="0 0 518 39" draw:points="0,0 516,0 518,39 63,39">
                <text:p/>
              </draw:polygon>
              <draw:frame draw:style-name="gr38"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39" draw:text-style-name="P24" draw:layer="layout" svg:width="0.716cm" svg:height="1.109cm" svg:x="7.733cm" svg:y="12.943cm" svg:viewBox="0 0 717 1110" svg:d="M166 790h311v-519zM478 1110v-157l-478-2 1-159 475-792h162l1 792 75-1 3 160-78 1v158z">
                <text:p/>
              </draw:path>
              <draw:polygon draw:style-name="gr43" draw:text-style-name="P26" draw:layer="layout" svg:width="1.109cm" svg:height="0.513cm" draw:transform="rotate (1.5707963267949) translate (7.696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5.249cm)" svg:viewBox="0 0 400 700" draw:points="300,500 400,500 400,700 0,700 0,0 400,0 400,400 300,400">
              <text:p/>
            </draw:polygon>
            <draw:polyline draw:style-name="gr44" draw:text-style-name="P14" draw:layer="layout" svg:width="4.799cm" svg:height="0.499cm" svg:x="6.838cm" svg:y="14.349cm" svg:viewBox="0 0 4800 500" draw:points="0,0 200,0 600,300 1700,300 1965,500 4233,500 4500,300 4800,300">
              <text:p/>
            </draw:polyline>
            <draw:polygon draw:style-name="gr40" draw:text-style-name="P25" draw:layer="layout" svg:width="0.599cm" svg:height="0.699cm" draw:transform="rotate (-3.14159265358979) translate (8.358cm 15.249cm)" svg:viewBox="0 0 600 700" draw:points="500,500 600,500 600,700 0,700 0,500 100,500 100,400 0,400 0,0 600,0 600,400 500,400">
              <text:p/>
            </draw:polygon>
            <draw:polyline draw:style-name="gr44" draw:text-style-name="P14" draw:layer="layout" svg:width="3.799cm" svg:height="0.599cm" svg:x="8.038cm" svg:y="15.049cm" svg:viewBox="0 0 3800 600" draw:points="0,0 500,0 1300,600 3800,600">
              <text:p/>
            </draw:polyline>
            <draw:polygon draw:style-name="gr40" draw:text-style-name="P25" draw:layer="layout" svg:width="0.599cm" svg:height="0.699cm" draw:transform="rotate (-3.14159265358979) translate (9.938cm 15.449cm)" svg:viewBox="0 0 600 700" draw:points="500,500 600,500 600,700 0,700 0,500 100,500 100,400 0,400 0,0 600,0 600,400 500,400">
              <text:p/>
            </draw:polygon>
            <draw:polyline draw:style-name="gr44" draw:text-style-name="P14" draw:layer="layout" svg:width="2.299cm" svg:height="0.299cm" svg:x="9.538cm" svg:y="15.149cm" svg:viewBox="0 0 2300 300" draw:points="0,0 500,0 900,300 2300,300">
              <text:p/>
            </draw:polyline>
            <draw:polygon draw:style-name="gr40" draw:text-style-name="P25" draw:layer="layout" svg:width="0.599cm" svg:height="0.699cm" draw:transform="rotate (-3.14159265358979) translate (11.138cm 15.749cm)" svg:viewBox="0 0 600 700" draw:points="500,500 600,500 600,700 0,700 0,500 100,500 100,400 0,400 0,0 600,0 600,400 500,400">
              <text:p/>
            </draw:polygon>
            <draw:polyline draw:style-name="gr45" draw:text-style-name="P6" draw:layer="layout" svg:width="4.999cm" svg:height="0.883cm" svg:x="6.838cm" svg:y="14.949cm" svg:viewBox="0 0 5000 884" draw:points="0,0 185,0 919,550 1700,550 2146,884 5000,884">
              <text:p/>
            </draw:polyline>
            <draw:polyline draw:style-name="gr45" draw:text-style-name="P6" draw:layer="layout" svg:width="1.672cm" svg:height="0.313cm" svg:x="6.838cm" svg:y="15.549cm" svg:viewBox="0 0 1673 314" draw:points="0,0 652,0 919,200 1522,200 1673,314">
              <text:p/>
            </draw:polyline>
            <draw:polygon draw:style-name="gr40" draw:text-style-name="P25"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37" draw:text-style-name="P23" draw:layer="layout" svg:width="5cm" svg:height="3.3cm" svg:x="12.17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13.216cm)" svg:viewBox="0 0 518 39" draw:points="0,0 516,0 518,39 63,39">
                <text:p/>
              </draw:polygon>
              <draw:frame draw:style-name="gr38"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39" draw:text-style-name="P24" draw:layer="layout" svg:width="0.716cm" svg:height="1.109cm" svg:x="13.065cm" svg:y="12.943cm" svg:viewBox="0 0 717 1110" svg:d="M166 790h311v-519zM478 1110v-157l-478-2 1-159 475-792h162l1 792 75-1 3 160-78 1v158z">
                <text:p/>
              </draw:path>
              <draw:polygon draw:style-name="gr43" draw:text-style-name="P26" draw:layer="layout" svg:width="1.109cm" svg:height="0.513cm" draw:transform="rotate (1.5707963267949) translate (13.02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5.249cm)" svg:viewBox="0 0 400 700" draw:points="300,500 400,500 400,700 0,700 0,0 400,0 400,400 300,400">
              <text:p/>
            </draw:polygon>
            <draw:polyline draw:style-name="gr44" draw:text-style-name="P14" draw:layer="layout" svg:width="4.799cm" svg:height="0.499cm" svg:x="12.17cm" svg:y="14.349cm" svg:viewBox="0 0 4800 500" draw:points="0,0 200,0 600,300 1700,300 1965,500 4233,500 4500,300 4800,300">
              <text:p/>
            </draw:polyline>
            <draw:polygon draw:style-name="gr40" draw:text-style-name="P25" draw:layer="layout" svg:width="0.599cm" svg:height="0.699cm" draw:transform="rotate (-3.14159265358979) translate (13.69cm 15.249cm)" svg:viewBox="0 0 600 700" draw:points="500,500 600,500 600,700 0,700 0,500 100,500 100,400 0,400 0,0 600,0 600,400 500,400">
              <text:p/>
            </draw:polygon>
            <draw:polyline draw:style-name="gr44" draw:text-style-name="P14" draw:layer="layout" svg:width="3.799cm" svg:height="0.599cm" svg:x="13.37cm" svg:y="15.049cm" svg:viewBox="0 0 3800 600" draw:points="0,0 500,0 1300,600 3800,600">
              <text:p/>
            </draw:polyline>
            <draw:polygon draw:style-name="gr40" draw:text-style-name="P25" draw:layer="layout" svg:width="0.599cm" svg:height="0.699cm" draw:transform="rotate (-3.14159265358979) translate (15.27cm 15.449cm)" svg:viewBox="0 0 600 700" draw:points="500,500 600,500 600,700 0,700 0,500 100,500 100,400 0,400 0,0 600,0 600,400 500,400">
              <text:p/>
            </draw:polygon>
            <draw:polyline draw:style-name="gr44" draw:text-style-name="P14" draw:layer="layout" svg:width="2.299cm" svg:height="0.299cm" svg:x="14.87cm" svg:y="15.149cm" svg:viewBox="0 0 2300 300" draw:points="0,0 500,0 900,300 2300,300">
              <text:p/>
            </draw:polyline>
            <draw:polygon draw:style-name="gr40" draw:text-style-name="P25" draw:layer="layout" svg:width="0.599cm" svg:height="0.699cm" draw:transform="rotate (-3.14159265358979) translate (16.47cm 15.749cm)" svg:viewBox="0 0 600 700" draw:points="500,500 600,500 600,700 0,700 0,500 100,500 100,400 0,400 0,0 600,0 600,400 500,400">
              <text:p/>
            </draw:polygon>
            <draw:polyline draw:style-name="gr45" draw:text-style-name="P6" draw:layer="layout" svg:width="4.999cm" svg:height="0.883cm" svg:x="12.17cm" svg:y="14.949cm" svg:viewBox="0 0 5000 884" draw:points="0,0 185,0 919,550 1700,550 2146,884 5000,884">
              <text:p/>
            </draw:polyline>
            <draw:polyline draw:style-name="gr45" draw:text-style-name="P6" draw:layer="layout" svg:width="1.672cm" svg:height="0.313cm" svg:x="12.17cm" svg:y="15.549cm" svg:viewBox="0 0 1673 314" draw:points="0,0 652,0 919,200 1522,200 1673,314">
              <text:p/>
            </draw:polyline>
            <draw:polygon draw:style-name="gr40" draw:text-style-name="P25" draw:layer="layout" svg:width="0.399cm" svg:height="0.399cm" draw:transform="rotate (-3.14159265358979) translate (12.57cm 15.849cm)" svg:viewBox="0 0 400 400" draw:points="400,400 0,400 0,200 100,200 100,100 0,100 0,0 400,0">
              <text:p/>
            </draw:polygon>
          </draw:g>
        </draw:g>
        <draw:line draw:style-name="gr48"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49" draw:text-style-name="P27"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53cm" svg:y="10cm">
              <draw:text-box>
                <text:p><text:span text:style-name="T6">1.10.1</text:span></text:p>
              </draw:text-box>
            </draw:frame>
            <draw:g>
              <draw:g>
                <draw:frame draw:style-name="gr38"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39" draw:text-style-name="P24" draw:layer="layout" svg:width="0.627cm" svg:height="0.982cm" svg:x="5.582cm" svg:y="9.001cm" svg:viewBox="0 0 628 983" svg:d="M145 700h273v-460zM419 983v-139l-419-2 1-140 416-702h142l1 702 66-1 2 141-68 1v140z">
                  <text:p/>
                </draw:path>
              </draw:g>
              <draw:frame draw:style-name="gr51" draw:text-style-name="P29" draw:layer="layout" svg:width="1.934cm" svg:height="1.813cm" svg:x="9.011cm" svg:y="8.724cm">
                <draw:text-box>
                  <text:p><text:span text:style-name="T7">IDE</text:span></text:p>
                </draw:text-box>
              </draw:frame>
            </draw:g>
          </draw:g>
        </draw:g>
        <draw:g>
          <draw:polygon draw:style-name="gr40" draw:text-style-name="P25" draw:layer="layout" svg:width="0.66cm" svg:height="0.77cm" draw:transform="rotate (-3.14159265358979) translate (4.793471032027cm 8.37067428603671cm)" svg:viewBox="0 0 661 771" draw:points="550,550 661,550 661,771 0,771 0,550 110,550 110,440 0,440 0,0 661,0 661,440 550,440">
            <text:p/>
          </draw:polygon>
          <draw:polygon draw:style-name="gr40" draw:text-style-name="P25" draw:layer="layout" svg:width="0.66cm" svg:height="0.77cm" draw:transform="rotate (-3.14159265358979) translate (6.00083801135879cm 7.49984732139516cm)" svg:viewBox="0 0 661 771" draw:points="550,550 661,550 661,771 0,771 0,550 110,550 110,440 0,440 0,0 661,0 661,440 550,440">
            <text:p/>
          </draw:polygon>
          <draw:polygon draw:style-name="gr40" draw:text-style-name="P25" draw:layer="layout" svg:width="0.66cm" svg:height="0.77cm" draw:transform="rotate (-3.14159265358979) translate (3.57783801135879cm 6.76684732139516cm)" svg:viewBox="0 0 661 771" draw:points="550,550 661,550 661,771 0,771 0,550 110,550 110,440 0,440 0,0 661,0 661,440 550,440">
            <text:p/>
          </draw:polygon>
          <draw:polygon draw:style-name="gr40" draw:text-style-name="P25" draw:layer="layout" svg:width="0.66cm" svg:height="0.77cm" draw:transform="rotate (-3.14159265358979) translate (7.22783801135879cm 6.97084732139516cm)" svg:viewBox="0 0 661 771" draw:points="550,550 661,550 661,771 0,771 0,550 110,550 110,440 0,440 0,0 661,0 661,440 550,440">
            <text:p/>
          </draw:polygon>
          <draw:polygon draw:style-name="gr40" draw:text-style-name="P25" draw:layer="layout" svg:width="0.66cm" svg:height="0.303cm" draw:transform="rotate (-3.14159265358979) translate (9.66083801135879cm 6.29989451296393cm)" svg:viewBox="0 0 661 304" draw:points="0,304 0,0 661,0 661,304">
            <text:p/>
          </draw:polygon>
          <draw:polygon draw:style-name="gr40" draw:text-style-name="P25" draw:layer="layout" svg:width="0.66cm" svg:height="0.77cm" draw:transform="rotate (-3.14159265358979) translate (8.44383801135879cm 7.99984732139516cm)" svg:viewBox="0 0 661 771" draw:points="550,550 661,550 661,771 0,771 0,550 110,550 110,440 0,440 0,0 661,0 661,440 550,440">
            <text:p/>
          </draw:polygon>
          <draw:polygon draw:style-name="gr40" draw:text-style-name="P25" draw:layer="layout" svg:width="0.359cm" svg:height="0.77cm" draw:transform="rotate (-3.14159265358979) translate (2.36cm 9.4cm)" svg:viewBox="0 0 360 771" draw:points="360,771 0,771 0,551 110,551 110,441 0,441 0,0 360,0">
            <text:p/>
          </draw:polygon>
          <draw:polyline draw:style-name="gr52" draw:text-style-name="P6" draw:layer="layout" svg:width="2.199cm" svg:height="0.499cm" draw:transform="rotate (-3.14159265358979) translate (4.2cm 7.7cm)" svg:viewBox="0 0 2200 500" draw:points="0,0 1300,0 1800,500 2200,500">
            <text:p/>
          </draw:polyline>
          <draw:line draw:style-name="gr52" draw:text-style-name="P6" draw:layer="layout" svg:x1="4.2cm" svg:y1="8.034cm" svg:x2="2cm" svg:y2="8.034cm">
            <text:p/>
          </draw:line>
          <draw:polyline draw:style-name="gr52" draw:text-style-name="P6" draw:layer="layout" svg:width="9.998cm" svg:height="1.199cm" svg:x="2cm" svg:y="6.1cm" svg:viewBox="0 0 9999 1200" draw:points="0,400 2000,400 2793,1200 5228,1200 6433,0 9999,0">
            <text:p/>
          </draw:polyline>
          <draw:polyline draw:style-name="gr52" draw:text-style-name="P6" draw:layer="layout" svg:width="4.699cm" svg:height="0.199cm" svg:x="2cm" svg:y="6.1cm" svg:viewBox="0 0 4700 200" draw:points="0,0 3142,0 3338,200 4700,200">
            <text:p/>
          </draw:polyline>
          <draw:polyline draw:style-name="gr52" draw:text-style-name="P6" draw:layer="layout" svg:width="1.348cm" svg:height="0.74cm" draw:transform="rotate (-3.14159265358979) translate (5.4cm 6.84cm)" svg:viewBox="0 0 1349 741" draw:points="0,0 607,0 1349,741">
            <text:p/>
          </draw:polyline>
          <draw:polyline draw:style-name="gr52" draw:text-style-name="P6" draw:layer="layout" svg:width="5.999cm" svg:height="1.423cm" svg:x="2cm" svg:y="7.776cm" svg:viewBox="0 0 6000 1424" draw:points="0,1424 1000,1424 2000,483 3517,483 4000,0 6000,0">
            <text:p/>
          </draw:polyline>
          <draw:polyline draw:style-name="gr52" draw:text-style-name="P6" draw:layer="layout" svg:width="4.199cm" svg:height="0.699cm" svg:x="7.8cm" svg:y="6.629cm" svg:viewBox="0 0 4200 700" draw:points="0,700 100,700 2200,700 2900,0 4200,0">
            <text:p/>
          </draw:polyline>
        </draw:g>
        <draw:frame draw:style-name="gr53" draw:text-style-name="P14" draw:layer="layout" svg:width="2.33cm" svg:height="1.5cm" svg:x="3cm" svg:y="10.5cm">
          <draw:image xlink:href="Pictures/1000020100000154000000DB0E90EB49724611FC.png" xlink:type="simple" xlink:show="embed" xlink:actuate="onLoad" loext:mime-type="image/png">
            <text:p/>
          </draw:image>
        </draw:frame>
        <draw:frame draw:style-name="gr38"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54" draw:text-style-name="P21"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custom-shape draw:style-name="gr55" draw:text-style-name="P21"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56" draw:text-style-name="P21"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56" draw:text-style-name="P21"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custom-shape draw:style-name="gr49" draw:text-style-name="P27"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525cm" svg:y="18.004cm">
            <draw:text-box>
              <text:p><text:span text:style-name="T6">1.10.0 RC1</text:span></text:p>
            </draw:text-box>
          </draw:frame>
          <draw:g>
            <draw:g>
              <draw:frame draw:style-name="gr38"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39" draw:text-style-name="P24" draw:layer="layout" svg:width="0.627cm" svg:height="0.982cm" svg:x="5.582cm" svg:y="17.005cm" svg:viewBox="0 0 628 983" svg:d="M145 700h273v-460zM419 983v-139l-419-2 1-140 416-702h142l1 702 66-1 2 141-68 1v140z">
                <text:p/>
              </draw:path>
            </draw:g>
            <draw:frame draw:style-name="gr51" draw:text-style-name="P29" draw:layer="layout" svg:width="1.934cm" svg:height="1.813cm" svg:x="9.011cm" svg:y="16.728cm">
              <draw:text-box>
                <text:p><text:span text:style-name="T7">IDE</text:span></text:p>
              </draw:text-box>
            </draw:frame>
          </draw:g>
        </draw:g>
        <draw:frame draw:style-name="gr53" draw:text-style-name="P14" draw:layer="layout" svg:width="2.019cm" svg:height="1.3cm" svg:x="3cm" svg:y="18.7cm">
          <draw:image xlink:href="Pictures/1000020100000154000000DB0E90EB49724611FC.png" xlink:type="simple" xlink:show="embed" xlink:actuate="onLoad" loext:mime-type="image/png">
            <text:p/>
          </draw:image>
        </draw:frame>
        <draw:frame draw:style-name="gr38"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draw:custom-shape draw:style-name="gr57" draw:text-style-name="P21" draw:layer="layout" svg:width="9.7cm" svg:height="5.1cm" svg:x="0.7cm" svg:y="13.2cm">
          <text:p/>
          <draw:enhanced-geometry svg:viewBox="0 0 21600 21600" draw:type="rectangle" draw:enhanced-path="M 0 0 L 21600 0 21600 21600 0 21600 0 0 Z N"/>
        </draw:custom-shape>
        <draw:frame draw:style-name="gr38"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58" draw:text-style-name="P30" draw:layer="layout" svg:x1="6.292cm" svg:y1="15.183cm" svg:x2="6.292cm" svg:y2="15.912cm">
          <text:p/>
        </draw:line>
        <draw:g>
          <draw:custom-shape draw:style-name="gr59" draw:text-style-name="P31"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60" draw:text-style-name="P30" draw:layer="layout" svg:x1="7.304cm" svg:y1="15.684cm" svg:x2="7.304cm" svg:y2="16.062cm">
            <text:p/>
          </draw:line>
          <draw:line draw:style-name="gr61" draw:text-style-name="P30" draw:layer="layout" svg:x1="7.409cm" svg:y1="15.684cm" svg:x2="7.409cm" svg:y2="16.062cm">
            <text:p/>
          </draw:line>
          <draw:line draw:style-name="gr62" draw:text-style-name="P30" draw:layer="layout" svg:x1="7.567cm" svg:y1="15.684cm" svg:x2="7.567cm" svg:y2="16.062cm">
            <text:p/>
          </draw:line>
          <draw:custom-shape draw:style-name="gr63" draw:text-style-name="P32"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64" draw:text-style-name="P32"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65" draw:text-style-name="P32"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2"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2"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2"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2"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2"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32"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2"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2"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2"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2"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2"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2"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2"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32"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32"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2"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2"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2"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2"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2"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9" draw:text-style-name="P32"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32"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2"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2"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2"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97" draw:text-style-name="P30" draw:layer="layout" svg:x1="7.672cm" svg:y1="15.684cm" svg:x2="7.672cm" svg:y2="16.062cm">
            <text:p/>
          </draw:line>
          <draw:custom-shape draw:style-name="gr98" draw:text-style-name="P31"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99" draw:text-style-name="P30" draw:layer="layout" svg:x1="7.305cm" svg:y1="15.681cm" svg:x2="7.305cm" svg:y2="16.059cm">
            <text:p/>
          </draw:line>
          <draw:line draw:style-name="gr100" draw:text-style-name="P30" draw:layer="layout" svg:x1="7.41cm" svg:y1="15.681cm" svg:x2="7.41cm" svg:y2="16.059cm">
            <text:p/>
          </draw:line>
          <draw:line draw:style-name="gr101" draw:text-style-name="P30" draw:layer="layout" svg:x1="7.568cm" svg:y1="15.681cm" svg:x2="7.568cm" svg:y2="16.059cm">
            <text:p/>
          </draw:line>
          <draw:custom-shape draw:style-name="gr102" draw:text-style-name="P32"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03" draw:text-style-name="P32"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04" draw:text-style-name="P32"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2"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2"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2"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2"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2"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2"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2"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12" draw:text-style-name="P32"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2"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32"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32"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32"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32"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32"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0" draw:text-style-name="P32"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32"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2"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32"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2"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2"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2"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32"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2"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2"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2"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2"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2"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2"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2"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6" draw:text-style-name="P30" draw:layer="layout" svg:x1="7.673cm" svg:y1="15.681cm" svg:x2="7.673cm" svg:y2="16.059cm">
            <text:p/>
          </draw:line>
        </draw:g>
        <draw:g>
          <draw:custom-shape draw:style-name="gr137" draw:text-style-name="P31"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38" draw:text-style-name="P30" draw:layer="layout" svg:x1="6.897cm" svg:y1="15.092cm" svg:x2="6.897cm" svg:y2="15.305cm">
            <text:p/>
          </draw:line>
          <draw:line draw:style-name="gr139" draw:text-style-name="P30" draw:layer="layout" svg:x1="7.002cm" svg:y1="15.092cm" svg:x2="7.002cm" svg:y2="15.305cm">
            <text:p/>
          </draw:line>
          <draw:custom-shape draw:style-name="gr140" draw:text-style-name="P32"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41" draw:text-style-name="P32"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42" draw:text-style-name="P32"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32"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4" draw:text-style-name="P32"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 draw:text-style-name="P32"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 draw:text-style-name="P32"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7" draw:text-style-name="P30" draw:layer="layout" svg:x1="6.897cm" svg:y1="15.171cm" svg:x2="7.108cm" svg:y2="15.171cm">
            <text:p/>
          </draw:line>
          <draw:g>
            <draw:custom-shape draw:style-name="gr148" draw:text-style-name="P32"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 draw:text-style-name="P32"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0" draw:text-style-name="P32"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 draw:text-style-name="P32"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32"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 draw:text-style-name="P32"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32"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5" draw:text-style-name="P31"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56" draw:text-style-name="P32"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57" draw:text-style-name="P32"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8" draw:text-style-name="P30" draw:layer="layout" svg:x1="7.107cm" svg:y1="15.089cm" svg:x2="7.107cm" svg:y2="15.333cm">
            <text:p/>
          </draw:line>
          <draw:g>
            <draw:custom-shape draw:style-name="gr159" draw:text-style-name="P31"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60" draw:text-style-name="P32"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61" draw:text-style-name="P32"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2" draw:text-style-name="P31"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63" draw:text-style-name="P32"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64" draw:text-style-name="P32"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31"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66" draw:text-style-name="P32"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67" draw:text-style-name="P32"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68" draw:text-style-name="P30" draw:layer="layout" svg:x1="7.186cm" svg:y1="15.089cm" svg:x2="7.186cm" svg:y2="15.333cm">
            <text:p/>
          </draw:line>
          <draw:line draw:style-name="gr169" draw:text-style-name="P30" draw:layer="layout" svg:x1="7.147cm" svg:y1="15.089cm" svg:x2="7.147cm" svg:y2="15.333cm">
            <text:p/>
          </draw:line>
          <draw:line draw:style-name="gr170" draw:text-style-name="P30" draw:layer="layout" svg:x1="7.225cm" svg:y1="15.089cm" svg:x2="7.225cm" svg:y2="15.333cm">
            <text:p/>
          </draw:line>
          <draw:g>
            <draw:custom-shape draw:style-name="gr171" draw:text-style-name="P31"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72" draw:text-style-name="P32"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73" draw:text-style-name="P32"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4" draw:text-style-name="P32"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31"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76" draw:text-style-name="P32"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77" draw:text-style-name="P32"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32"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9" draw:text-style-name="P30" draw:layer="layout" svg:x1="7.344cm" svg:y1="15.089cm" svg:x2="7.344cm" svg:y2="15.333cm">
            <text:p/>
          </draw:line>
          <draw:line draw:style-name="gr180" draw:text-style-name="P30" draw:layer="layout" svg:x1="7.265cm" svg:y1="15.089cm" svg:x2="7.265cm" svg:y2="15.333cm">
            <text:p/>
          </draw:line>
          <draw:custom-shape draw:style-name="gr181" draw:text-style-name="P31"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82" draw:text-style-name="P30" draw:layer="layout" svg:x1="6.898cm" svg:y1="15.089cm" svg:x2="6.898cm" svg:y2="15.302cm">
            <text:p/>
          </draw:line>
          <draw:line draw:style-name="gr183" draw:text-style-name="P30" draw:layer="layout" svg:x1="7.003cm" svg:y1="15.089cm" svg:x2="7.003cm" svg:y2="15.302cm">
            <text:p/>
          </draw:line>
          <draw:custom-shape draw:style-name="gr184" draw:text-style-name="P32"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85" draw:text-style-name="P32"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86" draw:text-style-name="P32"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32"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32"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9" draw:text-style-name="P32"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32"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91" draw:text-style-name="P30" draw:layer="layout" svg:x1="6.898cm" svg:y1="15.168cm" svg:x2="7.109cm" svg:y2="15.168cm">
            <text:p/>
          </draw:line>
          <draw:g>
            <draw:custom-shape draw:style-name="gr192" draw:text-style-name="P32"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32"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32"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5" draw:text-style-name="P32"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2"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7" draw:text-style-name="P32"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32"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1"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00" draw:text-style-name="P32"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01" draw:text-style-name="P32"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02" draw:text-style-name="P30" draw:layer="layout" svg:x1="7.109cm" svg:y1="15.085cm" svg:x2="7.109cm" svg:y2="15.329cm">
            <text:p/>
          </draw:line>
          <draw:g>
            <draw:custom-shape draw:style-name="gr203" draw:text-style-name="P31"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04" draw:text-style-name="P32"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05" draw:text-style-name="P32"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6" draw:text-style-name="P31"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07" draw:text-style-name="P32"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08" draw:text-style-name="P32"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9" draw:text-style-name="P31"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10" draw:text-style-name="P32"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11" draw:text-style-name="P32"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2" draw:text-style-name="P30" draw:layer="layout" svg:x1="7.188cm" svg:y1="15.085cm" svg:x2="7.188cm" svg:y2="15.329cm">
            <text:p/>
          </draw:line>
          <draw:line draw:style-name="gr213" draw:text-style-name="P30" draw:layer="layout" svg:x1="7.148cm" svg:y1="15.085cm" svg:x2="7.148cm" svg:y2="15.329cm">
            <text:p/>
          </draw:line>
          <draw:line draw:style-name="gr214" draw:text-style-name="P30" draw:layer="layout" svg:x1="7.227cm" svg:y1="15.085cm" svg:x2="7.227cm" svg:y2="15.329cm">
            <text:p/>
          </draw:line>
          <draw:g>
            <draw:custom-shape draw:style-name="gr215" draw:text-style-name="P31"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16" draw:text-style-name="P32"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17" draw:text-style-name="P32"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8" draw:text-style-name="P32"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31"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20" draw:text-style-name="P32"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21" draw:text-style-name="P32"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2" draw:text-style-name="P32"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3" draw:text-style-name="P30" draw:layer="layout" svg:x1="7.345cm" svg:y1="15.085cm" svg:x2="7.345cm" svg:y2="15.329cm">
            <text:p/>
          </draw:line>
          <draw:line draw:style-name="gr224" draw:text-style-name="P30" draw:layer="layout" svg:x1="7.266cm" svg:y1="15.085cm" svg:x2="7.266cm" svg:y2="15.329cm">
            <text:p/>
          </draw:line>
        </draw:g>
        <draw:g>
          <draw:custom-shape draw:style-name="gr225" draw:text-style-name="P31"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26" draw:text-style-name="P32"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27" draw:text-style-name="P30" draw:layer="layout" svg:x1="3.013cm" svg:y1="14.554cm" svg:x2="3.013cm" svg:y2="14.928cm">
            <text:p/>
          </draw:line>
          <draw:line draw:style-name="gr228" draw:text-style-name="P30" draw:layer="layout" svg:x1="3.118cm" svg:y1="14.554cm" svg:x2="3.118cm" svg:y2="14.928cm">
            <text:p/>
          </draw:line>
          <draw:line draw:style-name="gr229" draw:text-style-name="P30" draw:layer="layout" svg:x1="3.223cm" svg:y1="14.554cm" svg:x2="3.223cm" svg:y2="14.928cm">
            <text:p/>
          </draw:line>
          <draw:line draw:style-name="gr230" draw:text-style-name="P30" draw:layer="layout" svg:x1="3.328cm" svg:y1="14.554cm" svg:x2="3.328cm" svg:y2="14.928cm">
            <text:p/>
          </draw:line>
          <draw:line draw:style-name="gr231" draw:text-style-name="P30" draw:layer="layout" svg:x1="3.433cm" svg:y1="14.554cm" svg:x2="3.433cm" svg:y2="14.928cm">
            <text:p/>
          </draw:line>
          <draw:custom-shape draw:style-name="gr232" draw:text-style-name="P31"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33" draw:text-style-name="P32"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34" draw:text-style-name="P30" draw:layer="layout" svg:x1="3.014cm" svg:y1="14.551cm" svg:x2="3.014cm" svg:y2="14.925cm">
            <text:p/>
          </draw:line>
          <draw:line draw:style-name="gr235" draw:text-style-name="P30" draw:layer="layout" svg:x1="3.119cm" svg:y1="14.551cm" svg:x2="3.119cm" svg:y2="14.925cm">
            <text:p/>
          </draw:line>
          <draw:line draw:style-name="gr236" draw:text-style-name="P30" draw:layer="layout" svg:x1="3.224cm" svg:y1="14.551cm" svg:x2="3.224cm" svg:y2="14.925cm">
            <text:p/>
          </draw:line>
          <draw:line draw:style-name="gr237" draw:text-style-name="P30" draw:layer="layout" svg:x1="3.329cm" svg:y1="14.551cm" svg:x2="3.329cm" svg:y2="14.925cm">
            <text:p/>
          </draw:line>
          <draw:line draw:style-name="gr238" draw:text-style-name="P30" draw:layer="layout" svg:x1="3.434cm" svg:y1="14.551cm" svg:x2="3.434cm" svg:y2="14.925cm">
            <text:p/>
          </draw:line>
        </draw:g>
        <draw:g>
          <draw:custom-shape draw:style-name="gr239" draw:text-style-name="P31"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40" draw:text-style-name="P32"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32"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32"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3" draw:text-style-name="P32"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4" draw:text-style-name="P33"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5" draw:text-style-name="P32"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6" draw:text-style-name="P33"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7" draw:text-style-name="P32"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33"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9" draw:text-style-name="P32"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33"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1" draw:text-style-name="P32"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33"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53" draw:text-style-name="P32"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54" draw:text-style-name="P32"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55" draw:text-style-name="P32"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56" draw:text-style-name="P31"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57" draw:text-style-name="P32"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32"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32"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0" draw:text-style-name="P32"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33"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32"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33"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32"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33"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6" draw:text-style-name="P32"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33"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8" draw:text-style-name="P32"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9" draw:text-style-name="P33"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70" draw:text-style-name="P32"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71" draw:text-style-name="P32"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72" draw:text-style-name="P32"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73" draw:text-style-name="P31"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74" draw:text-style-name="P30" draw:layer="layout" svg:x1="2.464cm" svg:y1="15.882cm" svg:x2="2.464cm" svg:y2="16.095cm">
                <text:p/>
              </draw:line>
              <draw:line draw:style-name="gr275" draw:text-style-name="P30" draw:layer="layout" svg:x1="2.592cm" svg:y1="15.882cm" svg:x2="2.592cm" svg:y2="16.095cm">
                <text:p/>
              </draw:line>
              <draw:custom-shape draw:style-name="gr276" draw:text-style-name="P32"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77" draw:text-style-name="P32"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78" draw:text-style-name="P30" draw:layer="layout" svg:x1="2.543cm" svg:y1="15.937cm" svg:x2="2.648cm" svg:y2="15.937cm">
                <text:p/>
              </draw:line>
              <draw:line draw:style-name="gr279" draw:text-style-name="P30" draw:layer="layout" svg:x1="2.541cm" svg:y1="15.882cm" svg:x2="2.541cm" svg:y2="16.095cm">
                <text:p/>
              </draw:line>
              <draw:custom-shape draw:style-name="gr280" draw:text-style-name="P32"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81" draw:text-style-name="P32"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82" draw:text-style-name="P32"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83" draw:text-style-name="P32"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84" draw:text-style-name="P32"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85" draw:text-style-name="P32"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86" draw:text-style-name="P32"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87" draw:text-style-name="P32"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288" draw:text-style-name="P32"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289" draw:text-style-name="P32"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290" draw:text-style-name="P32"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291" draw:text-style-name="P32"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292" draw:text-style-name="P32"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293" draw:text-style-name="P32"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294" draw:text-style-name="P32"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295" draw:text-style-name="P32"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296" draw:text-style-name="P32"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297" draw:text-style-name="P32"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298" draw:text-style-name="P32"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299" draw:text-style-name="P32"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00" draw:text-style-name="P32"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01" draw:text-style-name="P32"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02" draw:text-style-name="P32"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03" draw:text-style-name="P32"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04" draw:text-style-name="P32"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05" draw:text-style-name="P32"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31"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07" draw:text-style-name="P30" draw:layer="layout" svg:x1="2.819cm" svg:y1="15.258cm" svg:x2="2.819cm" svg:y2="15.601cm">
                <text:p/>
              </draw:line>
              <draw:line draw:style-name="gr308" draw:text-style-name="P30" draw:layer="layout" svg:x1="3.023cm" svg:y1="15.258cm" svg:x2="3.023cm" svg:y2="15.601cm">
                <text:p/>
              </draw:line>
              <draw:custom-shape draw:style-name="gr309" draw:text-style-name="P32"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10" draw:text-style-name="P32"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11" draw:text-style-name="P30" draw:layer="layout" svg:x1="2.954cm" svg:y1="15.327cm" svg:x2="3.226cm" svg:y2="15.327cm">
                <text:p/>
              </draw:line>
              <draw:line draw:style-name="gr312" draw:text-style-name="P30" draw:layer="layout" svg:x1="2.954cm" svg:y1="15.258cm" svg:x2="2.954cm" svg:y2="15.601cm">
                <text:p/>
              </draw:line>
              <draw:custom-shape draw:style-name="gr313" draw:text-style-name="P32"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14" draw:text-style-name="P32"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15" draw:text-style-name="P32"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16" draw:text-style-name="P32"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17" draw:text-style-name="P32"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18" draw:text-style-name="P32"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19" draw:text-style-name="P32"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20" draw:text-style-name="P32"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21" draw:text-style-name="P32"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22" draw:text-style-name="P32"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23" draw:text-style-name="P32"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24" draw:text-style-name="P32"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25" draw:text-style-name="P32"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26" draw:text-style-name="P32"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27" draw:text-style-name="P32"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28" draw:text-style-name="P32"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29" draw:text-style-name="P32"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30" draw:text-style-name="P32"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31" draw:text-style-name="P32"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32" draw:text-style-name="P30" draw:layer="layout" svg:x1="3.091cm" svg:y1="15.258cm" svg:x2="3.091cm" svg:y2="15.601cm">
                <text:p/>
              </draw:line>
              <draw:line draw:style-name="gr333" draw:text-style-name="P30" draw:layer="layout" svg:x1="3.158cm" svg:y1="15.258cm" svg:x2="3.158cm" svg:y2="15.601cm">
                <text:p/>
              </draw:line>
              <draw:g>
                <draw:g>
                  <draw:custom-shape draw:style-name="gr334" draw:text-style-name="P32"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35" draw:text-style-name="P32"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36" draw:text-style-name="P32"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37" draw:text-style-name="P32"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38" draw:text-style-name="P32"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39" draw:text-style-name="P32"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40" draw:text-style-name="P32"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41" draw:text-style-name="P32"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42" draw:text-style-name="P32"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43" draw:text-style-name="P32"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44" draw:text-style-name="P32"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45" draw:text-style-name="P32"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46" draw:text-style-name="P32"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47" draw:text-style-name="P32"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48" draw:text-style-name="P32"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49" draw:text-style-name="P32"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50" draw:text-style-name="P32"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51" draw:text-style-name="P32"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52" draw:text-style-name="P32"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53" draw:text-style-name="P32"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54" draw:text-style-name="P32"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55" draw:text-style-name="P32"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56" draw:text-style-name="P32"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57" draw:text-style-name="P32"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58" draw:text-style-name="P32"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59" draw:text-style-name="P32"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60" draw:text-style-name="P32"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61" draw:text-style-name="P32"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62" draw:text-style-name="P32"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63" draw:text-style-name="P32"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64" draw:text-style-name="P32"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65" draw:text-style-name="P32"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66" draw:text-style-name="P31"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67" draw:text-style-name="P30" draw:layer="layout" svg:x1="2.042cm" svg:y1="15.883cm" svg:x2="2.042cm" svg:y2="16.095cm">
                <text:p/>
              </draw:line>
              <draw:line draw:style-name="gr368" draw:text-style-name="P30" draw:layer="layout" svg:x1="2.174cm" svg:y1="15.883cm" svg:x2="2.174cm" svg:y2="16.095cm">
                <text:p/>
              </draw:line>
              <draw:custom-shape draw:style-name="gr369" draw:text-style-name="P32"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70" draw:text-style-name="P32"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71" draw:text-style-name="P30" draw:layer="layout" svg:x1="2.122cm" svg:y1="15.937cm" svg:x2="2.333cm" svg:y2="15.937cm">
                <text:p/>
              </draw:line>
              <draw:line draw:style-name="gr372" draw:text-style-name="P30" draw:layer="layout" svg:x1="2.121cm" svg:y1="15.883cm" svg:x2="2.121cm" svg:y2="16.095cm">
                <text:p/>
              </draw:line>
              <draw:custom-shape draw:style-name="gr373" draw:text-style-name="P32"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74" draw:text-style-name="P32"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75" draw:text-style-name="P32"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76" draw:text-style-name="P32"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77" draw:text-style-name="P32"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78" draw:text-style-name="P32"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79" draw:text-style-name="P32"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80" draw:text-style-name="P32"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81" draw:text-style-name="P32"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82" draw:text-style-name="P32"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83" draw:text-style-name="P32"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84" draw:text-style-name="P32"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85" draw:text-style-name="P32"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86" draw:text-style-name="P32"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87" draw:text-style-name="P30" draw:layer="layout" svg:x1="2.226cm" svg:y1="15.883cm" svg:x2="2.226cm" svg:y2="16.095cm">
                <text:p/>
              </draw:line>
              <draw:line draw:style-name="gr388" draw:text-style-name="P30" draw:layer="layout" svg:x1="2.278cm" svg:y1="15.883cm" svg:x2="2.278cm" svg:y2="16.095cm">
                <text:p/>
              </draw:line>
              <draw:g>
                <draw:g>
                  <draw:custom-shape draw:style-name="gr389" draw:text-style-name="P32"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390" draw:text-style-name="P32"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391" draw:text-style-name="P32"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392" draw:text-style-name="P32"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393" draw:text-style-name="P32"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394" draw:text-style-name="P32"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395" draw:text-style-name="P32"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396" draw:text-style-name="P32"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397" draw:text-style-name="P32"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398" draw:text-style-name="P32"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399" draw:text-style-name="P32"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00" draw:text-style-name="P32"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01" draw:text-style-name="P32"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02" draw:text-style-name="P32"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03" draw:text-style-name="P32"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04" draw:text-style-name="P32"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05" draw:text-style-name="P32"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06" draw:text-style-name="P32"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07" draw:text-style-name="P32"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08" draw:text-style-name="P32"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09" draw:text-style-name="P32"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10" draw:text-style-name="P32"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11" draw:text-style-name="P32"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12" draw:text-style-name="P32"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32"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14" draw:text-style-name="P32"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15" draw:text-style-name="P32"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16" draw:text-style-name="P32"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17" draw:text-style-name="P32"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18" draw:text-style-name="P32"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19" draw:text-style-name="P32"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20" draw:text-style-name="P32"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21" draw:text-style-name="P32"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22" draw:text-style-name="P32"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23" draw:text-style-name="P32"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24" draw:text-style-name="P32"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31"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26" draw:text-style-name="P30" draw:layer="layout" svg:x1="2.778cm" svg:y1="15.881cm" svg:x2="2.778cm" svg:y2="16.097cm">
                <text:p/>
              </draw:line>
              <draw:line draw:style-name="gr427" draw:text-style-name="P30" draw:layer="layout" svg:x1="2.91cm" svg:y1="15.881cm" svg:x2="2.91cm" svg:y2="16.097cm">
                <text:p/>
              </draw:line>
              <draw:custom-shape draw:style-name="gr428" draw:text-style-name="P32"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29" draw:text-style-name="P32"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30" draw:text-style-name="P30" draw:layer="layout" svg:x1="2.857cm" svg:y1="15.937cm" svg:x2="3.225cm" svg:y2="15.937cm">
                <text:p/>
              </draw:line>
              <draw:line draw:style-name="gr431" draw:text-style-name="P30" draw:layer="layout" svg:x1="2.857cm" svg:y1="15.881cm" svg:x2="2.857cm" svg:y2="16.097cm">
                <text:p/>
              </draw:line>
              <draw:custom-shape draw:style-name="gr432" draw:text-style-name="P32"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33" draw:text-style-name="P32"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34" draw:text-style-name="P32"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35" draw:text-style-name="P32"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36" draw:text-style-name="P32"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37" draw:text-style-name="P32"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38" draw:text-style-name="P32"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39" draw:text-style-name="P32"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40" draw:text-style-name="P32"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41" draw:text-style-name="P32"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42" draw:text-style-name="P32"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43" draw:text-style-name="P32"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44" draw:text-style-name="P32"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45" draw:text-style-name="P32"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46" draw:text-style-name="P30" draw:layer="layout" svg:x1="2.962cm" svg:y1="15.881cm" svg:x2="2.962cm" svg:y2="16.097cm">
                <text:p/>
              </draw:line>
              <draw:line draw:style-name="gr447" draw:text-style-name="P30" draw:layer="layout" svg:x1="3.015cm" svg:y1="15.881cm" svg:x2="3.015cm" svg:y2="16.097cm">
                <text:p/>
              </draw:line>
              <draw:g>
                <draw:g>
                  <draw:custom-shape draw:style-name="gr448" draw:text-style-name="P32"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49" draw:text-style-name="P32"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50" draw:text-style-name="P32"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51" draw:text-style-name="P32"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52" draw:text-style-name="P32"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53" draw:text-style-name="P32"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54" draw:text-style-name="P32"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55" draw:text-style-name="P32"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56" draw:text-style-name="P32"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57" draw:text-style-name="P32"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58" draw:text-style-name="P32"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59" draw:text-style-name="P32"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60" draw:text-style-name="P32"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61" draw:text-style-name="P32"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62" draw:text-style-name="P32"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63" draw:text-style-name="P32"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64" draw:text-style-name="P32"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65" draw:text-style-name="P32"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66" draw:text-style-name="P32"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67" draw:text-style-name="P32"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68" draw:text-style-name="P32"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69" draw:text-style-name="P32"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70" draw:text-style-name="P32"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71" draw:text-style-name="P32"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32"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73" draw:text-style-name="P32"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74" draw:text-style-name="P32"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75" draw:text-style-name="P32"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76" draw:text-style-name="P32"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77" draw:text-style-name="P32"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78" draw:text-style-name="P32"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79" draw:text-style-name="P32"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80" draw:text-style-name="P32"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81" draw:text-style-name="P32"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82" draw:text-style-name="P32"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83" draw:text-style-name="P32"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84" draw:text-style-name="P30" draw:layer="layout" svg:x1="3.067cm" svg:y1="15.881cm" svg:x2="3.067cm" svg:y2="16.097cm">
                <text:p/>
              </draw:line>
              <draw:g>
                <draw:g>
                  <draw:custom-shape draw:style-name="gr485" draw:text-style-name="P32"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86" draw:text-style-name="P32"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87" draw:text-style-name="P32"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488" draw:text-style-name="P32"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489" draw:text-style-name="P32"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490" draw:text-style-name="P32"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491" draw:text-style-name="P32"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492" draw:text-style-name="P32"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493" draw:text-style-name="P32"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494" draw:text-style-name="P32"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495" draw:text-style-name="P32"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496" draw:text-style-name="P32"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497" draw:text-style-name="P30" draw:layer="layout" svg:x1="3.12cm" svg:y1="15.881cm" svg:x2="3.12cm" svg:y2="16.097cm">
                <text:p/>
              </draw:line>
              <draw:g>
                <draw:g>
                  <draw:custom-shape draw:style-name="gr498" draw:text-style-name="P32"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499" draw:text-style-name="P32"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00" draw:text-style-name="P32"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01" draw:text-style-name="P32"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02" draw:text-style-name="P32"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03" draw:text-style-name="P32"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04" draw:text-style-name="P32"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05" draw:text-style-name="P32"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06" draw:text-style-name="P32"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07" draw:text-style-name="P32"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08" draw:text-style-name="P32"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09" draw:text-style-name="P32"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10" draw:text-style-name="P30" draw:layer="layout" svg:x1="3.172cm" svg:y1="15.881cm" svg:x2="3.172cm" svg:y2="16.097cm">
                <text:p/>
              </draw:line>
              <draw:g>
                <draw:g>
                  <draw:custom-shape draw:style-name="gr511" draw:text-style-name="P32"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12" draw:text-style-name="P32"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13" draw:text-style-name="P32"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14" draw:text-style-name="P32"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15" draw:text-style-name="P32"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16" draw:text-style-name="P32"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17" draw:text-style-name="P32"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18" draw:text-style-name="P32"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19" draw:text-style-name="P32"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20" draw:text-style-name="P32"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21" draw:text-style-name="P32"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22" draw:text-style-name="P32"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23" draw:text-style-name="P31"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24" draw:text-style-name="P30" draw:layer="layout" svg:x1="2.82cm" svg:y1="15.255cm" svg:x2="2.82cm" svg:y2="15.598cm">
              <text:p/>
            </draw:line>
            <draw:line draw:style-name="gr525" draw:text-style-name="P30" draw:layer="layout" svg:x1="3.023cm" svg:y1="15.255cm" svg:x2="3.023cm" svg:y2="15.598cm">
              <text:p/>
            </draw:line>
            <draw:custom-shape draw:style-name="gr526" draw:text-style-name="P32"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27" draw:text-style-name="P32"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28" draw:text-style-name="P30" draw:layer="layout" svg:x1="2.955cm" svg:y1="15.324cm" svg:x2="3.227cm" svg:y2="15.324cm">
              <text:p/>
            </draw:line>
            <draw:line draw:style-name="gr529" draw:text-style-name="P30" draw:layer="layout" svg:x1="2.955cm" svg:y1="15.255cm" svg:x2="2.955cm" svg:y2="15.598cm">
              <text:p/>
            </draw:line>
            <draw:custom-shape draw:style-name="gr530" draw:text-style-name="P32"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31" draw:text-style-name="P32"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32" draw:text-style-name="P32"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33" draw:text-style-name="P32"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34" draw:text-style-name="P32"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35" draw:text-style-name="P32"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36" draw:text-style-name="P32"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37" draw:text-style-name="P32"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38" draw:text-style-name="P32"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39" draw:text-style-name="P32"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40" draw:text-style-name="P32"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41" draw:text-style-name="P32"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42" draw:text-style-name="P32"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43" draw:text-style-name="P32"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44" draw:text-style-name="P32"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45" draw:text-style-name="P32"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46" draw:text-style-name="P32"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47" draw:text-style-name="P32"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48" draw:text-style-name="P32"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49" draw:text-style-name="P30" draw:layer="layout" svg:x1="3.092cm" svg:y1="15.255cm" svg:x2="3.092cm" svg:y2="15.598cm">
              <text:p/>
            </draw:line>
            <draw:line draw:style-name="gr550" draw:text-style-name="P30" draw:layer="layout" svg:x1="3.159cm" svg:y1="15.255cm" svg:x2="3.159cm" svg:y2="15.598cm">
              <text:p/>
            </draw:line>
            <draw:g>
              <draw:g>
                <draw:custom-shape draw:style-name="gr551" draw:text-style-name="P32"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52" draw:text-style-name="P32"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53" draw:text-style-name="P32"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54" draw:text-style-name="P32"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55" draw:text-style-name="P32"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56" draw:text-style-name="P32"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57" draw:text-style-name="P32"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58" draw:text-style-name="P32"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59" draw:text-style-name="P32"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60" draw:text-style-name="P32"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61" draw:text-style-name="P32"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62" draw:text-style-name="P32"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63" draw:text-style-name="P32"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64" draw:text-style-name="P32"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65" draw:text-style-name="P32"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66" draw:text-style-name="P32"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67" draw:text-style-name="P32"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68" draw:text-style-name="P32"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69" draw:text-style-name="P32"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70" draw:text-style-name="P32"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71" draw:text-style-name="P32"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72" draw:text-style-name="P32"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73" draw:text-style-name="P32"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74" draw:text-style-name="P32"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75" draw:text-style-name="P32"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76" draw:text-style-name="P32"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77" draw:text-style-name="P32"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78" draw:text-style-name="P32"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79" draw:text-style-name="P32"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80" draw:text-style-name="P32"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81" draw:text-style-name="P32"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82" draw:text-style-name="P32"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83" draw:text-style-name="P30" draw:layer="layout" svg:width="0.183cm" svg:height="0.288cm" draw:transform="rotate (-1.5707963267949) translate (2.75149189558267cm 15.7234093389436cm)" svg:viewBox="0 0 184 289" draw:points="0,289 0,0 184,0">
              <text:p/>
            </draw:polyline>
            <draw:polyline draw:style-name="gr584" draw:text-style-name="P30" draw:layer="layout" svg:width="0.183cm" svg:height="0.235cm" draw:transform="rotate (-1.5707963267949) translate (2.67263733927365cm 15.7234093389436cm)" svg:viewBox="0 0 184 236" draw:points="0,0 0,236 184,236">
              <text:p/>
            </draw:polyline>
            <draw:polyline draw:style-name="gr585" draw:text-style-name="P30" draw:layer="layout" svg:width="0.367cm" svg:height="1.041cm" draw:transform="rotate (-1.5707963267949) translate (3.05692187701964cm 15.5395280497933cm)" svg:viewBox="0 0 368 1042" draw:points="0,0 184,0 184,1042 368,1042">
              <text:p/>
            </draw:polyline>
            <draw:g>
              <draw:custom-shape draw:style-name="gr586" draw:text-style-name="P31"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87" draw:text-style-name="P30" draw:layer="layout" svg:x1="2.465cm" svg:y1="15.879cm" svg:x2="2.465cm" svg:y2="16.092cm">
                <text:p/>
              </draw:line>
              <draw:line draw:style-name="gr588" draw:text-style-name="P30" draw:layer="layout" svg:x1="2.593cm" svg:y1="15.879cm" svg:x2="2.593cm" svg:y2="16.092cm">
                <text:p/>
              </draw:line>
              <draw:custom-shape draw:style-name="gr589" draw:text-style-name="P32"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590" draw:text-style-name="P32"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591" draw:text-style-name="P30" draw:layer="layout" svg:x1="2.543cm" svg:y1="15.933cm" svg:x2="2.648cm" svg:y2="15.933cm">
                <text:p/>
              </draw:line>
              <draw:line draw:style-name="gr592" draw:text-style-name="P30" draw:layer="layout" svg:x1="2.543cm" svg:y1="15.879cm" svg:x2="2.543cm" svg:y2="16.092cm">
                <text:p/>
              </draw:line>
              <draw:custom-shape draw:style-name="gr593" draw:text-style-name="P32"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594" draw:text-style-name="P32"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595" draw:text-style-name="P32"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596" draw:text-style-name="P32"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597" draw:text-style-name="P32"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598" draw:text-style-name="P32"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599" draw:text-style-name="P32"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00" draw:text-style-name="P32"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01" draw:text-style-name="P32"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02" draw:text-style-name="P32"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03" draw:text-style-name="P32"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04" draw:text-style-name="P32"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05" draw:text-style-name="P32"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06" draw:text-style-name="P32"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07" draw:text-style-name="P32"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08" draw:text-style-name="P32"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09" draw:text-style-name="P32"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10" draw:text-style-name="P32"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11" draw:text-style-name="P32"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12" draw:text-style-name="P32"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13" draw:text-style-name="P32"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14" draw:text-style-name="P32"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15" draw:text-style-name="P32"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16" draw:text-style-name="P32"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17" draw:text-style-name="P32"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18" draw:text-style-name="P32"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31"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20" draw:text-style-name="P30" draw:layer="layout" svg:x1="2.043cm" svg:y1="15.881cm" svg:x2="2.043cm" svg:y2="16.093cm">
                <text:p/>
              </draw:line>
              <draw:line draw:style-name="gr621" draw:text-style-name="P30" draw:layer="layout" svg:x1="2.174cm" svg:y1="15.881cm" svg:x2="2.174cm" svg:y2="16.093cm">
                <text:p/>
              </draw:line>
              <draw:custom-shape draw:style-name="gr622" draw:text-style-name="P32"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23" draw:text-style-name="P32"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24" draw:text-style-name="P30" draw:layer="layout" svg:x1="2.123cm" svg:y1="15.933cm" svg:x2="2.334cm" svg:y2="15.933cm">
                <text:p/>
              </draw:line>
              <draw:line draw:style-name="gr625" draw:text-style-name="P30" draw:layer="layout" svg:x1="2.122cm" svg:y1="15.881cm" svg:x2="2.122cm" svg:y2="16.093cm">
                <text:p/>
              </draw:line>
              <draw:custom-shape draw:style-name="gr626" draw:text-style-name="P32"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27" draw:text-style-name="P32"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28" draw:text-style-name="P32"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29" draw:text-style-name="P32"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30" draw:text-style-name="P32"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31" draw:text-style-name="P32"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32" draw:text-style-name="P32"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33" draw:text-style-name="P32"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34" draw:text-style-name="P32"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35" draw:text-style-name="P32"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36" draw:text-style-name="P32"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37" draw:text-style-name="P32"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38" draw:text-style-name="P32"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39" draw:text-style-name="P32"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40" draw:text-style-name="P30" draw:layer="layout" svg:x1="2.227cm" svg:y1="15.881cm" svg:x2="2.227cm" svg:y2="16.093cm">
                <text:p/>
              </draw:line>
              <draw:line draw:style-name="gr641" draw:text-style-name="P30" draw:layer="layout" svg:x1="2.28cm" svg:y1="15.881cm" svg:x2="2.28cm" svg:y2="16.093cm">
                <text:p/>
              </draw:line>
              <draw:g>
                <draw:g>
                  <draw:custom-shape draw:style-name="gr642" draw:text-style-name="P32"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43" draw:text-style-name="P32"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44" draw:text-style-name="P32"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45" draw:text-style-name="P32"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46" draw:text-style-name="P32"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47" draw:text-style-name="P32"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48" draw:text-style-name="P32"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49" draw:text-style-name="P32"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50" draw:text-style-name="P32"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51" draw:text-style-name="P32"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52" draw:text-style-name="P32"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53" draw:text-style-name="P32"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54" draw:text-style-name="P32"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55" draw:text-style-name="P32"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56" draw:text-style-name="P32"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57" draw:text-style-name="P32"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58" draw:text-style-name="P32"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59" draw:text-style-name="P32"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60" draw:text-style-name="P32"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61" draw:text-style-name="P32"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62" draw:text-style-name="P32"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63" draw:text-style-name="P32"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64" draw:text-style-name="P32"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65" draw:text-style-name="P32"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32"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67" draw:text-style-name="P32"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68" draw:text-style-name="P32"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69" draw:text-style-name="P32"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70" draw:text-style-name="P32"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71" draw:text-style-name="P32"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72" draw:text-style-name="P32"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73" draw:text-style-name="P32"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74" draw:text-style-name="P32"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75" draw:text-style-name="P32"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76" draw:text-style-name="P32"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77" draw:text-style-name="P32"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31"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79" draw:text-style-name="P30" draw:layer="layout" svg:x1="2.779cm" svg:y1="15.877cm" svg:x2="2.779cm" svg:y2="16.093cm">
                <text:p/>
              </draw:line>
              <draw:line draw:style-name="gr680" draw:text-style-name="P30" draw:layer="layout" svg:x1="2.911cm" svg:y1="15.877cm" svg:x2="2.911cm" svg:y2="16.093cm">
                <text:p/>
              </draw:line>
              <draw:custom-shape draw:style-name="gr681" draw:text-style-name="P32"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82" draw:text-style-name="P32"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83" draw:text-style-name="P30" draw:layer="layout" svg:x1="2.858cm" svg:y1="15.933cm" svg:x2="3.226cm" svg:y2="15.933cm">
                <text:p/>
              </draw:line>
              <draw:line draw:style-name="gr684" draw:text-style-name="P30" draw:layer="layout" svg:x1="2.858cm" svg:y1="15.877cm" svg:x2="2.858cm" svg:y2="16.093cm">
                <text:p/>
              </draw:line>
              <draw:custom-shape draw:style-name="gr685" draw:text-style-name="P32"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86" draw:text-style-name="P32"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87" draw:text-style-name="P32"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688" draw:text-style-name="P32"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689" draw:text-style-name="P32"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690" draw:text-style-name="P32"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691" draw:text-style-name="P32"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692" draw:text-style-name="P32"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693" draw:text-style-name="P32"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694" draw:text-style-name="P32"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695" draw:text-style-name="P32"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696" draw:text-style-name="P32"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697" draw:text-style-name="P32"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698" draw:text-style-name="P32"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699" draw:text-style-name="P30" draw:layer="layout" svg:x1="2.963cm" svg:y1="15.877cm" svg:x2="2.963cm" svg:y2="16.093cm">
                <text:p/>
              </draw:line>
              <draw:line draw:style-name="gr700" draw:text-style-name="P30" draw:layer="layout" svg:x1="3.016cm" svg:y1="15.877cm" svg:x2="3.016cm" svg:y2="16.093cm">
                <text:p/>
              </draw:line>
              <draw:g>
                <draw:g>
                  <draw:custom-shape draw:style-name="gr701" draw:text-style-name="P32"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02" draw:text-style-name="P32"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03" draw:text-style-name="P32"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04" draw:text-style-name="P32"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05" draw:text-style-name="P32"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06" draw:text-style-name="P32"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07" draw:text-style-name="P32"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08" draw:text-style-name="P32"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09" draw:text-style-name="P32"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10" draw:text-style-name="P32"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11" draw:text-style-name="P32"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12" draw:text-style-name="P32"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13" draw:text-style-name="P32"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14" draw:text-style-name="P32"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15" draw:text-style-name="P32"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16" draw:text-style-name="P32"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17" draw:text-style-name="P32"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18" draw:text-style-name="P32"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19" draw:text-style-name="P32"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20" draw:text-style-name="P32"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21" draw:text-style-name="P32"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22" draw:text-style-name="P32"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23" draw:text-style-name="P32"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24" draw:text-style-name="P32"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32"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26" draw:text-style-name="P32"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27" draw:text-style-name="P32"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28" draw:text-style-name="P32"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29" draw:text-style-name="P32"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30" draw:text-style-name="P32"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31" draw:text-style-name="P32"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32" draw:text-style-name="P32"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33" draw:text-style-name="P32"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34" draw:text-style-name="P32"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35" draw:text-style-name="P32"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36" draw:text-style-name="P32"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37" draw:text-style-name="P30" draw:layer="layout" svg:x1="3.068cm" svg:y1="15.877cm" svg:x2="3.068cm" svg:y2="16.093cm">
                <text:p/>
              </draw:line>
              <draw:g>
                <draw:g>
                  <draw:custom-shape draw:style-name="gr738" draw:text-style-name="P32"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39" draw:text-style-name="P32"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40" draw:text-style-name="P32"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41" draw:text-style-name="P32"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42" draw:text-style-name="P32"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43" draw:text-style-name="P32"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44" draw:text-style-name="P32"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45" draw:text-style-name="P32"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46" draw:text-style-name="P32"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47" draw:text-style-name="P32"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48" draw:text-style-name="P32"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49" draw:text-style-name="P32"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50" draw:text-style-name="P30" draw:layer="layout" svg:x1="3.121cm" svg:y1="15.877cm" svg:x2="3.121cm" svg:y2="16.093cm">
                <text:p/>
              </draw:line>
              <draw:g>
                <draw:g>
                  <draw:custom-shape draw:style-name="gr751" draw:text-style-name="P32"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52" draw:text-style-name="P32"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53" draw:text-style-name="P32"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54" draw:text-style-name="P32"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55" draw:text-style-name="P32"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56" draw:text-style-name="P32"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57" draw:text-style-name="P32"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58" draw:text-style-name="P32"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59" draw:text-style-name="P32"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60" draw:text-style-name="P32"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61" draw:text-style-name="P32"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62" draw:text-style-name="P32"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63" draw:text-style-name="P30" draw:layer="layout" svg:x1="3.173cm" svg:y1="15.877cm" svg:x2="3.173cm" svg:y2="16.093cm">
                <text:p/>
              </draw:line>
              <draw:g>
                <draw:g>
                  <draw:custom-shape draw:style-name="gr764" draw:text-style-name="P32"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65" draw:text-style-name="P32"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66" draw:text-style-name="P32"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67" draw:text-style-name="P32"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68" draw:text-style-name="P32"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69" draw:text-style-name="P32"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70" draw:text-style-name="P32"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71" draw:text-style-name="P32"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72" draw:text-style-name="P32"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73" draw:text-style-name="P32"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74" draw:text-style-name="P32"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75" draw:text-style-name="P32"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76" draw:text-style-name="P31"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32"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78" draw:text-style-name="P32"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79" draw:text-style-name="P32"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80" draw:text-style-name="P32"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81" draw:text-style-name="P32"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82" draw:text-style-name="P32"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83" draw:text-style-name="P32"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84" draw:text-style-name="P32"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85" draw:text-style-name="P32"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86" draw:text-style-name="P33"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87" draw:text-style-name="P33"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788" draw:text-style-name="P33"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789" draw:text-style-name="P33"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790" draw:text-style-name="P33"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791" draw:text-style-name="P33"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792" draw:text-style-name="P33"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793" draw:text-style-name="P33"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794" draw:text-style-name="P33"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795" draw:text-style-name="P33"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796" draw:text-style-name="P33"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797" draw:text-style-name="P33"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798" draw:text-style-name="P33"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799" draw:text-style-name="P33"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00" draw:text-style-name="P33"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01" draw:text-style-name="P33"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02" draw:text-style-name="P33"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03" draw:text-style-name="P33"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04" draw:text-style-name="P33"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05" draw:text-style-name="P33"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06" draw:text-style-name="P33"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07" draw:text-style-name="P33"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08" draw:text-style-name="P33"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09" draw:text-style-name="P33"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10" draw:text-style-name="P33"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11" draw:text-style-name="P33"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12" draw:text-style-name="P33"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13" draw:text-style-name="P33"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14" draw:text-style-name="P33"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15" draw:text-style-name="P33"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16" draw:text-style-name="P33"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17" draw:text-style-name="P33"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18" draw:text-style-name="P33"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19" draw:text-style-name="P33"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20" draw:text-style-name="P33"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21" draw:text-style-name="P33"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22" draw:text-style-name="P33"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23" draw:text-style-name="P33"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24" draw:text-style-name="P33"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25" draw:text-style-name="P33"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26" draw:text-style-name="P33"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27" draw:text-style-name="P33"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28" draw:text-style-name="P33"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29" draw:text-style-name="P33"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30" draw:text-style-name="P33"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31" draw:text-style-name="P33"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32" draw:text-style-name="P32"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33" draw:text-style-name="P33"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34" draw:text-style-name="P33"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35" draw:text-style-name="P33"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36" draw:text-style-name="P33"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37" draw:text-style-name="P33"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38" draw:text-style-name="P33"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39" draw:text-style-name="P33"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40" draw:text-style-name="P33"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41" draw:text-style-name="P33"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42" draw:text-style-name="P33"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43" draw:text-style-name="P33"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44" draw:text-style-name="P33"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45" draw:text-style-name="P33"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46" draw:text-style-name="P33"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47" draw:text-style-name="P33"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48" draw:text-style-name="P33"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49" draw:text-style-name="P33"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50" draw:text-style-name="P33"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51" draw:text-style-name="P33"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52" draw:text-style-name="P33"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53" draw:text-style-name="P33"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54" draw:text-style-name="P33"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55" draw:text-style-name="P33"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56" draw:text-style-name="P33"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57" draw:text-style-name="P33"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58" draw:text-style-name="P33"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59" draw:text-style-name="P33"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60" draw:text-style-name="P33"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61" draw:text-style-name="P33"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62" draw:text-style-name="P33"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63" draw:text-style-name="P33"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64" draw:text-style-name="P33"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65" draw:text-style-name="P33"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66" draw:text-style-name="P33"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67" draw:text-style-name="P33"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68" draw:text-style-name="P33"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69" draw:text-style-name="P33"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70" draw:text-style-name="P33"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71" draw:text-style-name="P33"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72" draw:text-style-name="P33"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73" draw:text-style-name="P33"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74" draw:text-style-name="P33"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75" draw:text-style-name="P33"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76" draw:text-style-name="P33"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77" draw:text-style-name="P33"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78" draw:text-style-name="P33"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79" draw:text-style-name="P31"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0" draw:text-style-name="P32"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81" draw:text-style-name="P32"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82" draw:text-style-name="P32"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83" draw:text-style-name="P32"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84" draw:text-style-name="P32"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85" draw:text-style-name="P32"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86" draw:text-style-name="P32"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87" draw:text-style-name="P32"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888" draw:text-style-name="P32"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889" draw:text-style-name="P33"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890" draw:text-style-name="P33"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891" draw:text-style-name="P33"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892" draw:text-style-name="P33"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893" draw:text-style-name="P33"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894" draw:text-style-name="P33"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895" draw:text-style-name="P33"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896" draw:text-style-name="P33"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897" draw:text-style-name="P33"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898" draw:text-style-name="P33"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899" draw:text-style-name="P33"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00" draw:text-style-name="P33"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01" draw:text-style-name="P33"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02" draw:text-style-name="P33"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03" draw:text-style-name="P33"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04" draw:text-style-name="P33"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05" draw:text-style-name="P33"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06" draw:text-style-name="P33"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07" draw:text-style-name="P33"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08" draw:text-style-name="P33"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09" draw:text-style-name="P33"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10" draw:text-style-name="P33"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11" draw:text-style-name="P33"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12" draw:text-style-name="P33"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13" draw:text-style-name="P33"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14" draw:text-style-name="P33"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15" draw:text-style-name="P33"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16" draw:text-style-name="P33"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17" draw:text-style-name="P33"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18" draw:text-style-name="P33"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19" draw:text-style-name="P33"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20" draw:text-style-name="P33"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21" draw:text-style-name="P33"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22" draw:text-style-name="P33"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23" draw:text-style-name="P33"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24" draw:text-style-name="P33"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25" draw:text-style-name="P33"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26" draw:text-style-name="P33"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27" draw:text-style-name="P33"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28" draw:text-style-name="P33"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29" draw:text-style-name="P33"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30" draw:text-style-name="P33"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31" draw:text-style-name="P33"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32" draw:text-style-name="P33"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33" draw:text-style-name="P33"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34" draw:text-style-name="P33"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35" draw:text-style-name="P32"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36" draw:text-style-name="P33"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37" draw:text-style-name="P33"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38" draw:text-style-name="P33"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39" draw:text-style-name="P33"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40" draw:text-style-name="P33"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41" draw:text-style-name="P33"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42" draw:text-style-name="P33"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43" draw:text-style-name="P33"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44" draw:text-style-name="P33"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45" draw:text-style-name="P33"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46" draw:text-style-name="P33"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47" draw:text-style-name="P33"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48" draw:text-style-name="P33"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49" draw:text-style-name="P33"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50" draw:text-style-name="P33"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51" draw:text-style-name="P33"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52" draw:text-style-name="P33"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53" draw:text-style-name="P33"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54" draw:text-style-name="P33"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55" draw:text-style-name="P33"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56" draw:text-style-name="P33"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57" draw:text-style-name="P33"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58" draw:text-style-name="P33"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59" draw:text-style-name="P33"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60" draw:text-style-name="P33"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61" draw:text-style-name="P33"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62" draw:text-style-name="P33"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63" draw:text-style-name="P33"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64" draw:text-style-name="P33"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65" draw:text-style-name="P33"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66" draw:text-style-name="P33"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67" draw:text-style-name="P33"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68" draw:text-style-name="P33"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69" draw:text-style-name="P33"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70" draw:text-style-name="P33"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71" draw:text-style-name="P33"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72" draw:text-style-name="P33"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73" draw:text-style-name="P33"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74" draw:text-style-name="P33"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75" draw:text-style-name="P33"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76" draw:text-style-name="P33"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77" draw:text-style-name="P33"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78" draw:text-style-name="P33"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79" draw:text-style-name="P33"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80" draw:text-style-name="P33"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81" draw:text-style-name="P33"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82" draw:text-style-name="P30" draw:layer="layout" svg:x1="6.292cm" svg:y1="15.195cm" svg:x2="6.739cm" svg:y2="15.195cm">
          <text:p/>
        </draw:line>
        <draw:line draw:style-name="gr983" draw:text-style-name="P30" draw:layer="layout" svg:x1="6.292cm" svg:y1="15.598cm" svg:x2="6.488cm" svg:y2="15.598cm">
          <text:p/>
        </draw:line>
        <draw:line draw:style-name="gr984" draw:text-style-name="P30" draw:layer="layout" svg:x1="6.292cm" svg:y1="15.898cm" svg:x2="7.146cm" svg:y2="15.898cm">
          <text:p/>
        </draw:line>
        <draw:line draw:style-name="gr985" draw:text-style-name="P30" draw:layer="layout" svg:x1="6.097cm" svg:y1="15.398cm" svg:x2="6.292cm" svg:y2="15.398cm">
          <text:p/>
        </draw:line>
        <draw:line draw:style-name="gr986" draw:text-style-name="P30" draw:layer="layout" svg:x1="2.514cm" svg:y1="15.069cm" svg:x2="3.496cm" svg:y2="15.069cm">
          <text:p/>
        </draw:line>
        <draw:line draw:style-name="gr987" draw:text-style-name="P30" draw:layer="layout" svg:x1="3.496cm" svg:y1="15.464cm" svg:x2="3.496cm" svg:y2="14.923cm">
          <text:p/>
        </draw:line>
        <draw:line draw:style-name="gr988" draw:text-style-name="P30" draw:layer="layout" svg:x1="3.226cm" svg:y1="15.459cm" svg:x2="3.767cm" svg:y2="15.459cm">
          <text:p/>
        </draw:line>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8-12-21T14:21:30.921985018</dc:date>
    <meta:editing-duration>PT4H32M9S</meta:editing-duration>
    <meta:editing-cycles>46</meta:editing-cycles>
    <meta:generator>LibreOffice/6.1.3.2$Linux_X86_64 LibreOffice_project/10$Build-2</meta:generator>
    <dc:creator>Alois Zoitl</dc:creator>
    <meta:document-statistic meta:object-count="2064"/>
  </office:meta>
</office:document-meta>
</file>